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style:contextual-spacing="false"/>
      <style:text-properties style:font-name="Calibri"/>
    </style:style>
    <style:style style:name="P2" style:family="paragraph" style:parent-style-name="Standard">
      <style:paragraph-properties fo:margin-top="0.0398in" fo:margin-bottom="0.0398in" style:contextual-spacing="false"/>
      <style:text-properties style:font-name="Calibri" officeooo:paragraph-rsid="0002e730"/>
    </style:style>
    <style:style style:name="P3" style:family="paragraph" style:parent-style-name="Standard">
      <style:paragraph-properties fo:margin-top="0.0398in" fo:margin-bottom="0.0398in" style:contextual-spacing="false" fo:text-align="center" style:justify-single-word="false"/>
      <style:text-properties style:font-name="Calibri" fo:font-size="14pt" fo:font-weight="bold" officeooo:rsid="0002e730" officeooo:paragraph-rsid="0002e730" style:font-size-asian="12.25pt" style:font-weight-asian="bold" style:font-size-complex="14pt" style:font-weight-complex="bold"/>
    </style:style>
    <style:style style:name="T1" style:family="text">
      <style:text-properties officeooo:rsid="000182fe"/>
    </style:style>
    <style:style style:name="T2" style:family="text">
      <style:text-properties officeooo:rsid="00057a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eam<text:span text:style-name="T2">s</text:span> of <text:span text:style-name="T2">a</text:span> Storm</text:p>
      <text:p text:style-name="P2"/>
      <text:p text:style-name="P2"><text:span text:style-name="T1"><text:tab/>The lake and sky matched in color and texture, grey-green and ripples of a coming storm. The wind came in steadily bending the trees over the water who rustled in the summer warmth, only the hidden alcoves kept a relative calm. Ripples still lined the surface, but neatly. Lilies in bloom and their pads rode inch high waves as the raft rode by. Paddle strokes’ pulls swallowed by the songs of the wind in the leaves carried the boy along the shoreline. On the air were the fresh scent of the coming rain and metallic notes of worry. He was to find her here. </text:span></text:p>
      <text:p text:style-name="P1"><text:tab/><text:span text:style-name="T1">Muscles tense, he restrained himself from picking up his pace. He tried to stand up so tall his back arched, bare feet on the wood and rope lifted onto their balls, heels hovering. One of these calmer alcoves she would come up out of the water. He’d seen it in his dream. </text:span></text:p>
      <text:p text:style-name="P1"><text:tab/><text:span text:style-name="T1">It was a risk being out so far from the village this near a storm, and out on the water. He could feel the air pressure shifting, the trees sucked back from the water toward the forest, then pushed in again cracking and rushing like a waterfall. Not a time to be out on a small log raft in naught but a loincloth, but his grandfather had hastened him to the lake when the first signs of the dream had proved true. Always heed the cautious man urging haste. </text:span></text:p>
      <text:p text:style-name="P1"><text:tab/><text:span text:style-name="T1">The lily pads dragged at the raft as it passed. He was used to being out on the lake as a fisherman’s son just old enough to make his own trips, but there was a different loneliness today. It was an empty feeling all around, no fish no frogs, all deer and buffalo squirrels and even the bugs had hidden away to wait out the storm. He paddled over the surface unwatched, and watching. It was almost like stillness, if it weren’t for the wind in the trees and the lake roiling. Almost like silence but for the rushing of the leaves. </text:span></text:p>
      <text:p text:style-name="P1"><text:tab/><text:span text:style-name="T1">So where was she? This was exactly the image in his dream. Under a bowing bobbing tree with leaves that stroked the water, out from the lily pads devoid of frog or even waterbug as the sky raged above, a woman would emerge looking like she were born of the algae and frogs in the mud, she would surface to tell him of the coming danger. He wished he remembered her words. He’d awoken and immediately come to tell the elders, but felt more embarrassed as he told his tale. He could tell all of what he saw – of the storm the witches said was not due to come, but could say little of what the woman from the lake had told him. Only that she had foretold the coming of some certain doom. </text:span></text:p>
      <text:p text:style-name="P1"><text:tab/><text:span text:style-name="T1">The wind swirled and even the water in the alcove started to churn. The boy felt tears pushing their way to the corners of his eyes and a hot walnut in the back of his throat. The weather couldn’t change too much more or it would mean his vision wasn’t truth. If it started to rain before he was visited then it was only a dream, and he was far out alone in the storm. The storm that had come so suddenly from blue skies. <text:tab/></text:span></text:p>
      <text:p text:style-name="P1"><text:tab/><text:span text:style-name="T1">It was that fact that had convinced the elders of the veracity of his tale. Standing before them, all sitting on bearskins cross-legged in a semicircle beside the fire around him, the weight of their gazes the same as the weight of the bears they sat upon. Even the smallest elder, wrinkled and frail, seemed a towering figure despite the boy casting his gaze downward to look on him. His grandfather, broad chest and belly out in the firelight who was taller than him even sitting, looked a mountain. When he’d tried to recall the woman’s words his memory faltered, and the scowls were an avalanche until Abu-Hai, the eldest, croaked his belief. </text:span></text:p>
      <text:p text:style-name="P1"><text:soft-page-break/><text:tab/><text:span text:style-name="T1">He spoke of the lake and the spirit of its waters. A woman of surpassing beauty, twice the size of the largest man, and green as pine. The boy must have seen her daughter just as Abu-Hai had seen her when he was a boy. The respect for Abu-Hai among the elders took some weight off of the boy, but it didn’t convince the rest until the storm came the next morning and they hurried him on his way. </text:span></text:p>
      <text:p text:style-name="P1"><text:tab/><text:span text:style-name="T1">Water lapped onto the top of the raft forcing the boy to bend his knees to keep balance. The wood of the raft felt hard and dense, soaked in the cold water, water unnaturally cold for summer. The chill slithered up from his feet to his spine. He shivered and stopped paddling, the lump in his throat growing with each moment. His nakedness felt complete. The trees around were a mix of shades of green leaves and the dark of pines, all swaying against the silver-green sky, all muted, almost blue with the absence of sunlight. He let the waves drift him, and finally the rain arrived. Or was it his tears?</text:span></text:p>
      <text:p text:style-name="P1"><text:tab/><text:span text:style-name="T1">He reached up to touch the water on his cheeks when he stopped. He smelled her before he saw her. Like fresh fish and mud and algae, cutting across the static scent of the coming storm. Then the sound of the surface of the water breaking as if from much further away under the sounds of the storm, but he could have reached her in two paddle strokes. He did not dip his paddle though, only gripped it tight and held his breath. </text:span></text:p>
      <text:p text:style-name="P1"><text:tab/><text:span text:style-name="T1">The daughter of the spirit of the lake was just as he’d seen her in his dream. Her skin the pale green of a still pond with dark seaweed hair, features smooth like river stones tossed for a millennia downstream. Her eyes were just too large, her mouth just too wide, yet she was still oddly alluring. The boy wanted to paddle closer but could only stare. She reached out to him with a webbed hand and he looked right into her black eyes. He felt as if he were falling in. Visions rushed into his mind blocking out his sight and the feel of the cold water on his feet. All that was left was the roar of the wind in the trees. </text:span></text:p>
      <text:p text:style-name="P1"><text:tab/><text:span text:style-name="T1">A tall powerfully muscular man naked to the waist raised his spear and shield and roared. The roar was returned by a thousandfold echo from a crowd filling a field below him rattling their own spears and oval shields painted white with a red crown. The same red crown that adorned the roaring leader’s black hair that tumbled over his shoulders each as large as a normal man’s head. A belt of gold plates gleamed in the high sun. </text:span></text:p>
      <text:p text:style-name="P1"><text:tab/><text:span text:style-name="T1">The vision changed. The red crown army swarmed over a village of brown conical tents putting them to the torch in the night. The tents were foreign to the boy, in no style he’d ever seen. Women ran and were run down with spears to fall among the tall grass already laden with the bodies of the men. Smoke rose into a starry sky, and the vision changed again. </text:span></text:p>
      <text:p text:style-name="P1"><text:tab/><text:span text:style-name="T1">The Red Crown King stood at the prow of a ship, greater than any ship the boy could have imagined, a half dozen sails and a deck to fit five hundred strong, the wood painted all black with red sails. A hundred ships were in his fleet and spread on the ocean as far as the boy could see. The sun only shone on the gold plates at the back of the King, for a storm was ahead. They did not sail into the storm, rather it went ahead of them, and the boy knew it was the storm he was about to meet. </text:span></text:p>
      <text:p text:style-name="P1"><text:tab/><text:span text:style-name="T1">Once more the vision changed and the boy saw homes made of logs, far too similar to those of his own village. The army stood in mud surrounded by bent and broken trees as if a hurricane had just come through. It was a dark night of clouds overhead, the only light came from homes on fire and a large bonfire in front of the largest home. There the King stood, sweat gleaming like sparks in the firelight, and at his foot an elderly man. The boy didn’t recognize the man by face, but he knew the tattoos that covered his back. They were the same tattoos his great grandmother bore, the mark of an elder of a village only a fortnight’s hike away. </text:span></text:p>
      <text:p text:style-name="P1"><text:soft-page-break/><text:tab/><text:span text:style-name="T1">The crack of lightning flashed and the visions were gone. It had started to rain. The spirit’s daughter looked to the sky, then sank back into the lake with a plop. The boy didn’t want her to go, and for a moment began to reach for the water before he remembered the visions. He had to get back to the village before the end of the storm. He froze with his hand reaching for the water and looked to the sky. He would have to run in the storm. </text:span></text:p>
      <text:p text:style-name="P1"><text:tab/><text:span text:style-name="T1">Before he could move there was another splash and the boy was tugged into the water. The cold of the water was a shock, but the hand on his wrist was warm. He struggled, but not for long. The last thing he saw was the surface of the lake from below, boiling with the pouring rain, with the warm feeling of an anchor on his wrist.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9T14:18:07.089000000</meta:creation-date>
    <dc:date>2024-09-29T15:04:21.500000000</dc:date>
    <meta:editing-duration>PT46M13S</meta:editing-duration>
    <meta:editing-cycles>3</meta:editing-cycles>
    <meta:generator>LibreOffice/7.5.5.2$Windows_X86_64 LibreOffice_project/ca8fe7424262805f223b9a2334bc7181abbcbf5e</meta:generator>
    <meta:document-statistic meta:table-count="0" meta:image-count="0" meta:object-count="0" meta:page-count="3" meta:paragraph-count="18" meta:word-count="1612" meta:character-count="8362" meta:non-whitespace-character-count="6733"/>
  </office:meta>
</office:document-meta>
</file>